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style:font-name="Arial" fo:font-size="8pt" fo:font-style="normal" style:font-size-asian="8pt" style:font-style-asian="normal" style:font-size-complex="8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бор статистики с маршрутизатора</text:p>
      <text:p text:style-name="Standard"/>
      <text:p text:style-name="Standard"/>
      <text:p text:style-name="Standard"><text:tab/>Сбор статистики с маршрутизатора может осуществляться с помощью потока <text:span text:style-name="T1">NetFlow 5</text:span>. Для генерации этого потока в маршрутизаторе есть две программы – <text:span text:style-name="T2">fprobe</text:span> и <text:span text:style-name="T2">fprobe-ulog</text:span>.</text:p>
      <text:p text:style-name="Standard"/>
      <text:p text:style-name="Standard">1. <text:span text:style-name="T1">fprobe -</text:span> <text:s/>использует библиотеку libpcap</text:p>
      <text:p text:style-name="Standard"/>
      <text:p text:style-name="Standard"><text:tab/>При отсутствии трафика практически не загружает процессор. </text:p>
      <text:p text:style-name="Standard"/>
      <text:p text:style-name="Standard">Структура сети для тестирования имеет следующий вид:</text:p>
      <text:p text:style-name="Standard"><text:tab/><text:span text:style-name="T1">PC1</text:span> &lt;-&gt; <text:span text:style-name="T1">router</text:span> &lt;-&gt; <text:span text:style-name="T1">PC2</text:span></text:p>
      <text:p text:style-name="Standard">Тестирование проводилось следующим образом:</text:p>
      <text:p text:style-name="Standard"><text:tab/>1. <text:s/>на маршрутизаторе (router) запускался fprobe:</text:p>
      <text:p text:style-name="Standard"><text:tab/><text:tab/><text:span text:style-name="T2">fprobe 192.168.100.1:1234</text:span></text:p>
      <text:p text:style-name="P2">, где 192.168.100.1:1234 – <text:span text:style-name="T3">ip-адрес и порт коллектора. Так же можно указать параметр -i, указывающий сетевой интерфейс, с которого будет производится съем статистики.</text:span></text:p>
      <text:p text:style-name="P3"><text:tab/>2. на PC2 запускался сервер NETPipe</text:p>
      <text:p text:style-name="P3"><text:tab/>3. на PC1 запускался клиент NETPipe</text:p>
      <text:p text:style-name="Standard"/>
      <text:p text:style-name="Standard"><text:tab/>Пропускная способность, вопреки написанному на сайте проекта fprobe, выше, чем у fprobe-ulog и составляет <text:span text:style-name="T1">24-27 Mbps</text:span>. Но, как это будет показано ниже, это является проблемой Netfiler-а ядра. LA в районе 3.0.</text:p>
      <text:p text:style-name="Standard"/>
      <text:p text:style-name="Standard">2. <text:span text:style-name="T1">fprobe-ulog</text:span> – использует libipulog (т.е. принимает пакеты через ULOG target iptables).</text:p>
      <text:p text:style-name="Standard"/>
      <text:p text:style-name="Standard"><text:tab/>При отсутствии трафика практически не загружает процессор. </text:p>
      <text:p text:style-name="Standard"/>
      <text:p text:style-name="Standard">Структура сети для тестирования имеет следующий вид:</text:p>
      <text:p text:style-name="Standard"><text:tab/><text:span text:style-name="T1">PC1</text:span> &lt;-&gt; <text:span text:style-name="T1">router</text:span> &lt;-&gt; <text:span text:style-name="T1">PC2</text:span></text:p>
      <text:p text:style-name="Standard">Тестирование проводилось следующим образом:</text:p>
      <text:p text:style-name="Standard"><text:tab/>1. <text:s/>на маршрутизаторе (router) запускался fprobe-ulog:</text:p>
      <text:p text:style-name="Standard"><text:tab/><text:tab/><text:span text:style-name="T2">fprobe-ulog -p 192.168.100.1:1234</text:span></text:p>
      <text:p text:style-name="P2">, где 192.168.100.1:1234 – <text:span text:style-name="T3">ip-адрес и порт коллектора, а -p указывает на то, что не надо переводить интерфейс в прослушивающий режим.</text:span></text:p>
      <text:p text:style-name="P2"><text:tab/><text:span text:style-name="T3">и добавлялись правила iptables:</text:span></text:p>
      <text:p text:style-name="P3"><text:tab/><text:tab/><text:span text:style-name="T2">iptables -A INPUT -j ULOG</text:span></text:p>
      <text:p text:style-name="P2"><text:tab/><text:tab/>iptables -A OUTPUT -j ULOG</text:p>
      <text:p text:style-name="Standard"><text:span text:style-name="T2"><text:tab/><text:tab/>iptables -A FORWARD -j ULOG</text:span></text:p>
      <text:p text:style-name="P3"><text:tab/>2. на PC2 запускался сервер NETPipe</text:p>
      <text:p text:style-name="P3"><text:tab/>3. на PC1 запускался клиент NETPipe</text:p>
      <text:p text:style-name="P3"/>
      <text:p text:style-name="Standard"><text:tab/>Пропускная способность канала составила <text:span text:style-name="T1">15 Mbps</text:span>, при этом загрузка маршрутизатора (LA) была не менее 4.0 (к сожалению это усредненное значение, т.к. на маршрутизаторе отсутствуют утилиты, показывающие текущую загрузку процессора). </text:p>
      <text:p text:style-name="P3"/>
      <text:p text:style-name="P3"><text:tab/>Пропускная способность маршрутизатора без запущенного fprobe-ulog (но с правилами ULOG для iptables) составила <text:span text:style-name="T1">16 Mbps</text:span>, LA в районе 1.5.</text:p>
      <text:p text:style-name="P3"/>
      <text:p text:style-name="P3"><text:tab/>Без запущенного fprobe-ulog и с пустыми цепочками правил iptables пропускная способность составляет <text:span text:style-name="T1">35 Mbps</text:span>, что позволяет сделать вывод о том, что узким местом является Netfilter ядра.</text:p>
      <text:p text:style-name="P3"/>
      <text:p text:style-name="P3"><text:tab/>В качестве коллектора использовался простой сервер <text:span text:style-name="T1">flow</text:span> (<text:a xlink:type="simple" xlink:href="http://psi.home.ro/flow/">http://psi.home.ro/flow/</text:a>), его вывод представлен ниже:</text:p>
      <text:p text:style-name="P3"/>
      <text:p text:style-name="P4">?????? 1-&gt;2 <text:s/>s:192.168.100.1 <text:s/>:36683 d:192.168.102.2 <text:s/>:5002 <text:s text:c="5"/>1pk 140733193388085B <text:s text:c="2"/>0sec AS0-&gt;AS0 TCP</text:p>
      <text:p text:style-name="P4">?????? 2-&gt;1 <text:s/>s:192.168.102.2 <text:s/>:5002 <text:s/>d:192.168.100.1 <text:s/>:36683 <text:s text:c="4"/>1pk 140733193388085B <text:s text:c="2"/>0sec AS0-&gt;AS0 TCP</text:p>
      <text:p text:style-name="P4">?????? 1-&gt;2 <text:s/>s:192.168.100.1 <text:s/>:36683 d:192.168.102.2 <text:s/>:5002 <text:s text:c="4"/>24pk 140733193389304B <text:s text:c="2"/>0sec AS0-&gt;AS0 TCP</text:p>
      <text:p text:style-name="P4">?????? 2-&gt;1 <text:s/>s:192.168.102.2 <text:s/>:5002 <text:s/>d:192.168.100.1 <text:s/>:36683 <text:s text:c="3"/>24pk 140733193389304B <text:s text:c="2"/>0sec AS0-&gt;AS0 TCP</text:p>
      <text:p text:style-name="P4">?????? 1-&gt;2 <text:s/>s:192.168.100.1 <text:s/>:36683 d:192.168.102.2 <text:s/>:5002 <text:s text:c="4"/>48pk 140733193390594B <text:s text:c="2"/>0sec AS0-&gt;AS0 TCP</text:p>
      <text:p text:style-name="P3"/>
      <text:p text:style-name="P3"/>
      <text:p text:style-name="P3"><text:tab/>Удобством использования fprobe-ulog является то, что можно фильтровать сбор статистики, указывая в правилах с действием ULOG необходимые критерии (например, не генерировать потоки NetFlow для некоторых адресов или портов). С другой стороны, возможно эту работу целесообразнее выполнять на коллекторе.</text:p>
      <text:p text:style-name="P3"/>
      <text:p text:style-name="P3"><text:tab/>Если на маршрутизаторе несколько сетевых интерфейсов, с которых необходимо собирать статистику, то необходимо запускать несколько копий fprobe, каждому в параметрах передавая интерфейс, сбор статистики с которого он будет осуществля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03T18:26:43</meta:creation-date>
    <dc:date>2007-03-03T22:05:38</dc:date>
    <dc:language>ru-RU</dc:language>
    <meta:editing-cycles>5</meta:editing-cycles>
    <meta:editing-duration>PT2H5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453" meta:character-count="3351"/>
  </office:meta>
</office:document-meta>
</file>